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352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Excel_20_Built-in_20_Normal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Tidslog</text:p>
          </table:table-cell>
          <table:table-cell table:style-name="ce1" office:value-type="string">
            <text:p>dt222cc</text:p>
          </table:table-cell>
          <table:table-cell table:style-name="ce5" office:value-type="string">
            <text:p>1DV404 Iterativ mjukvaruutveckling – Laboration 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6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Uppgift</text:p>
          </table:table-cell>
          <table:table-cell table:style-name="ce5" office:value-type="string">
            <text:p>Beskrivning</text:p>
          </table:table-cell>
          <table:table-cell table:style-name="ce1" office:value-type="string">
            <text:p>Förbrukad tid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Default" table:number-columns-repeated="2"/>
          <table:table-cell table:style-name="ce1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1">
            <text:p>14-12-01</text:p>
          </table:table-cell>
          <table:table-cell table:style-name="ce1" office:value-type="float" office:value="1">
            <text:p>1</text:p>
          </table:table-cell>
          <table:table-cell table:style-name="ce5" office:value-type="string">
            <text:p>Planering</text:p>
          </table:table-cell>
          <table:table-cell table:style-name="ce7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1">
            <text:p>14-12-01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Visionsdokument – Förstudie</text:p>
          </table:table-cell>
          <table:table-cell table:style-name="ce7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1">
            <text:p>14-12-01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Visionsdokument – Dokumentation</text:p>
          </table:table-cell>
          <table:table-cell table:style-name="ce7" office:value-type="time" office:time-value="PT01H30M00S">
            <text:p>01:3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2">
            <text:p>14-12-02</text:p>
          </table:table-cell>
          <table:table-cell table:style-name="ce1" office:value-type="float" office:value="3">
            <text:p>3</text:p>
          </table:table-cell>
          <table:table-cell table:style-name="ce5" office:value-type="string">
            <text:p>Andvändningsfall – Förstudie</text:p>
          </table:table-cell>
          <table:table-cell table:style-name="ce7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2">
            <text:p>14-12-02</text:p>
          </table:table-cell>
          <table:table-cell table:style-name="ce1" office:value-type="float" office:value="3">
            <text:p>3</text:p>
          </table:table-cell>
          <table:table-cell table:style-name="ce5" office:value-type="string">
            <text:p>Andvändningsfall – Sammanställning</text:p>
          </table:table-cell>
          <table:table-cell table:style-name="ce7" office:value-type="time" office:time-value="PT00H20M00S">
            <text:p>00:2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2">
            <text:p>14-12-02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Andvändningsfall – UC1 – Registrera lag</text:p>
          </table:table-cell>
          <table:table-cell table:style-name="ce7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3">
            <text:p>14-12-03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Andvändningsfall – UC3 – Anmäla sig till träff</text:p>
          </table:table-cell>
          <table:table-cell table:style-name="ce7" office:value-type="time" office:time-value="PT00H40M00S">
            <text:p>00:4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date" office:date-value="2014-12-03">
            <text:p>14-12-03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Andvändningsfall – UC4 - Registrera poäng</text:p>
          </table:table-cell>
          <table:table-cell table:style-name="ce7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5">
            <text:p>5</text:p>
          </table:table-cell>
          <table:table-cell table:style-name="ce5" office:value-type="string">
            <text:p>Kommunicera med kunden</text:p>
          </table:table-cell>
          <table:table-cell table:style-name="ce7" office:value-type="time" office:time-value="PT24H00M00S">
            <text:p>00: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5" office:value-type="string">
            <text:p>Revidera</text:p>
          </table:table-cell>
          <table:table-cell table:style-name="ce7" office:value-type="time" office:time-value="PT72H00M00S">
            <text:p>00: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7">
            <text:p>7</text:p>
          </table:table-cell>
          <table:table-cell table:style-name="ce5" office:value-type="string">
            <text:p>Supplementary specification</text:p>
          </table:table-cell>
          <table:table-cell table:style-name="ce7" office:value-type="time" office:time-value="PT96H00M00S">
            <text:p>00: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5" office:value-type="string">
            <text:p>Reflektion</text:p>
          </table:table-cell>
          <table:table-cell table:style-name="ce7" office:value-type="time" office:time-value="PT120H00M00S">
            <text:p>00: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/>
          <table:table-cell/>
          <table:table-cell table:style-name="ce7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/>
          <table:table-cell/>
          <table:table-cell table:style-name="ce7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/>
          <table:table-cell table:style-name="Default"/>
          <table:table-cell table:style-name="ce1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/>
          <table:table-cell/>
          <table:table-cell table:style-name="ce7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/>
          <table:table-cell/>
          <table:table-cell table:style-name="ce7"/>
          <table:table-cell table:style-name="Default" table:number-columns-repeated="5"/>
          <table:table-cell table:number-columns-repeated="1016"/>
        </table:table-row>
        <table:table-row table:style-name="ro1" table:number-rows-repeated="4">
          <table:table-cell table:style-name="ce3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9">
          <table:table-cell table:style-name="ce4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2014-12-03</text:date>, <text:time>15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5:57:11.66</dc:date>
    <dc:creator>Sing Trinh</dc:creator>
    <meta:generator>OpenOffice/4.1.1$Win32 OpenOffice.org_project/411m6$Build-9775</meta:generator>
    <meta:editing-duration>PT3H6M51S</meta:editing-duration>
    <meta:editing-cycles>5</meta:editing-cycles>
    <meta:document-statistic meta:table-count="1" meta:cell-count="52" meta:object-count="0"/>
  </office:meta>
</office:document-meta>
</file>